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04">
      <style:text-properties fo:color="#000000" style:font-name="Arial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8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5" table:formula="of:=[.B8]+[.B10]+[.B11]" office:value-type="currency" office:currency="BRL" office:value="60720000" calcext:value-type="currency">
            <text:p>R$ 60.72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5520000" calcext:value-type="currency">
            <text:p>R$ 55.52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40020000" calcext:value-type="currency">
            <text:p>R$ 40.02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$22])" office:value-type="currency" office:currency="BRL" office:value="17100000" calcext:value-type="currency">
            <text:p>R$ 17.1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900000" calcext:value-type="currency">
            <text:p>R$ 9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81000" calcext:value-type="currency">
            <text:p>R$ 81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618999.999999998" calcext:value-type="currency">
            <text:p>R$ 619.0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office:value-type="percentage" office:value="0.08" calcext:value-type="percentage">
            <text:p>8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5" calcext:value-type="percentage">
            <text:p>5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35" calcext:value-type="percentage">
            <text:p>3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1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1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1P0"/>
    </number:currency-style>
    <number:percentage-style style:name="N112">
      <number:number number:decimal-places="3" number:min-decimal-places="3" number:min-integer-digits="1"/>
      <number:text>%</number:text>
    </number:percentage-style>
    <number:percentage-style style:name="N113">
      <number:number number:decimal-places="4" number:min-decimal-places="4" number:min-integer-digits="1"/>
      <number:text>%</number:text>
    </number:percentage-style>
    <number:percentage-style style:name="N114">
      <number:number number:decimal-places="5" number:min-decimal-places="5" number:min-integer-digits="1"/>
      <number:text>%</number:text>
    </number:percentage-style>
    <number:percentage-style style:name="N115">
      <number:number number:decimal-places="6" number:min-decimal-places="6" number:min-integer-digits="1"/>
      <number:text>%</number:text>
    </number:percentage-style>
    <number:number-style style:name="N116">
      <number:number number:decimal-places="3" number:min-decimal-places="3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" number:min-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0.4.2$Linux_X86_64 LibreOffice_project/573028415b474775687f7355a6d413c41d013a01</meta:generator>
    <dc:date>2021-01-28T01:15:11.088193843</dc:date>
    <meta:editing-duration>PT1H2M41S</meta:editing-duration>
    <meta:editing-cycles>6</meta:editing-cycles>
    <meta:document-statistic meta:table-count="2" meta:cell-count="84" meta:object-count="0"/>
  </office:meta>
</office:document-meta>
</file>